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80000007426CC01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" svg:font-family="Calibri" style:font-pitch="variable"/>
    <style:font-face style:name="Cambria" svg:font-family="Cambria" style:font-pitch="variable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545cm" table:align="left" style:writing-mode="lr-tb"/>
    </style:style>
    <style:style style:name="Tabla1.A" style:family="table-column">
      <style:table-column-properties style:column-width="15.545cm"/>
    </style:style>
    <style:style style:name="Tabla1.1" style:family="table-row">
      <style:table-row-properties style:min-row-height="1.159cm"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2" style:family="table">
      <style:table-properties style:width="15.545cm" table:align="left" style:writing-mode="lr-tb"/>
    </style:style>
    <style:style style:name="Tabla2.A" style:family="table-column">
      <style:table-column-properties style:column-width="15.545cm"/>
    </style:style>
    <style:style style:name="Tabla2.1" style:family="table-row">
      <style:table-row-properties style:min-row-height="5.468cm"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3" style:family="table">
      <style:table-properties style:width="16.215cm" table:align="margins" style:writing-mode="lr-tb"/>
    </style:style>
    <style:style style:name="Tabla3.A" style:family="table-column">
      <style:table-column-properties style:column-width="3.082cm" style:rel-column-width="12454*"/>
    </style:style>
    <style:style style:name="Tabla3.B" style:family="table-column">
      <style:table-column-properties style:column-width="13.134cm" style:rel-column-width="53081*"/>
    </style:style>
    <style:style style:name="Tabla3.1" style:family="table-row">
      <style:table-row-properties style:min-row-height="1.337cm" style:keep-together="true" fo:keep-together="auto"/>
    </style:style>
    <style:style style:name="Tabla3.A1" style:family="table-cell">
      <style:table-cell-properties style:vertical-align="top" fo:background-color="#daeef3" fo:padding-left="0.123cm" fo:padding-right="0.123cm" fo:padding-top="0cm" fo:padding-bottom="0cm" fo:border="0.018cm solid #c0c0c0" style:writing-mode="lr-tb">
        <style:background-image/>
      </style:table-cell-properties>
    </style:style>
    <style:style style:name="Tabla3.2" style:family="table-row">
      <style:table-row-properties style:min-row-height="1.034cm" style:keep-together="true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4" style:family="table">
      <style:table-properties style:width="16.217cm" table:align="left" style:writing-mode="lr-tb"/>
    </style:style>
    <style:style style:name="Tabla4.A" style:family="table-column">
      <style:table-column-properties style:column-width="16.217cm"/>
    </style:style>
    <style:style style:name="Tabla4.1" style:family="table-row">
      <style:table-row-properties style:min-row-height="8.038cm" style:keep-together="true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5" style:family="table">
      <style:table-properties style:width="16.217cm" table:align="left" style:writing-mode="lr-tb"/>
    </style:style>
    <style:style style:name="Tabla5.A" style:family="table-column">
      <style:table-column-properties style:column-width="16.217cm"/>
    </style:style>
    <style:style style:name="Tabla5.1" style:family="table-row">
      <style:table-row-properties style:min-row-height="8.038cm"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6" style:family="table">
      <style:table-properties style:width="16.217cm" table:align="left" style:writing-mode="lr-tb"/>
    </style:style>
    <style:style style:name="Tabla6.A" style:family="table-column">
      <style:table-column-properties style:column-width="16.217cm"/>
    </style:style>
    <style:style style:name="Tabla6.1" style:family="table-row">
      <style:table-row-properties style:min-row-height="8.038cm" style:keep-together="true"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7" style:family="table">
      <style:table-properties style:width="16.217cm" table:align="left" style:writing-mode="lr-tb"/>
    </style:style>
    <style:style style:name="Tabla7.A" style:family="table-column">
      <style:table-column-properties style:column-width="16.217cm"/>
    </style:style>
    <style:style style:name="Tabla7.1" style:family="table-row">
      <style:table-row-properties style:min-row-height="8.038cm"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8" style:family="table">
      <style:table-properties style:width="16.217cm" table:align="left" style:writing-mode="lr-tb"/>
    </style:style>
    <style:style style:name="Tabla8.A" style:family="table-column">
      <style:table-column-properties style:column-width="16.217cm"/>
    </style:style>
    <style:style style:name="Tabla8.1" style:family="table-row">
      <style:table-row-properties style:min-row-height="7.04cm"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9" style:family="table">
      <style:table-properties style:width="15.882cm" table:align="left" style:writing-mode="lr-tb"/>
    </style:style>
    <style:style style:name="Tabla9.A" style:family="table-column">
      <style:table-column-properties style:column-width="15.882cm"/>
    </style:style>
    <style:style style:name="Tabla9.1" style:family="table-row">
      <style:table-row-properties style:min-row-height="6.327cm"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10" style:family="table">
      <style:table-properties style:width="15.882cm" table:align="left" style:writing-mode="lr-tb"/>
    </style:style>
    <style:style style:name="Tabla10.A" style:family="table-column">
      <style:table-column-properties style:column-width="15.882cm"/>
    </style:style>
    <style:style style:name="Tabla10.1" style:family="table-row">
      <style:table-row-properties style:min-row-height="6.327cm"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11" style:family="table">
      <style:table-properties style:width="15.882cm" table:align="left" style:writing-mode="lr-tb"/>
    </style:style>
    <style:style style:name="Tabla11.A" style:family="table-column">
      <style:table-column-properties style:column-width="15.882cm"/>
    </style:style>
    <style:style style:name="Tabla11.1" style:family="table-row">
      <style:table-row-properties style:min-row-height="6.327cm"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12" style:family="table">
      <style:table-properties style:width="15.882cm" table:align="left" style:writing-mode="lr-tb"/>
    </style:style>
    <style:style style:name="Tabla12.A" style:family="table-column">
      <style:table-column-properties style:column-width="15.882cm"/>
    </style:style>
    <style:style style:name="Tabla12.1" style:family="table-row">
      <style:table-row-properties style:min-row-height="6.327cm"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13" style:family="table">
      <style:table-properties style:width="15.882cm" table:align="left" style:writing-mode="lr-tb"/>
    </style:style>
    <style:style style:name="Tabla13.A" style:family="table-column">
      <style:table-column-properties style:column-width="15.882cm"/>
    </style:style>
    <style:style style:name="Tabla13.1" style:family="table-row">
      <style:table-row-properties style:min-row-height="6.327cm"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14" style:family="table">
      <style:table-properties style:width="15.882cm" table:align="left" style:writing-mode="lr-tb"/>
    </style:style>
    <style:style style:name="Tabla14.A" style:family="table-column">
      <style:table-column-properties style:column-width="15.882cm"/>
    </style:style>
    <style:style style:name="Tabla14.1" style:family="table-row">
      <style:table-row-properties style:min-row-height="6.327cm"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15" style:family="table">
      <style:table-properties style:width="15.882cm" table:align="left" style:writing-mode="lr-tb"/>
    </style:style>
    <style:style style:name="Tabla15.A" style:family="table-column">
      <style:table-column-properties style:column-width="15.882cm"/>
    </style:style>
    <style:style style:name="Tabla15.1" style:family="table-row">
      <style:table-row-properties style:min-row-height="6.327cm" style:keep-together="true"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16" style:family="table">
      <style:table-properties style:width="15.882cm" table:align="left" style:writing-mode="lr-tb"/>
    </style:style>
    <style:style style:name="Tabla16.A" style:family="table-column">
      <style:table-column-properties style:column-width="15.882cm"/>
    </style:style>
    <style:style style:name="Tabla16.1" style:family="table-row">
      <style:table-row-properties style:min-row-height="6.327cm"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P1" style:family="paragraph" style:parent-style-name="Header">
      <style:paragraph-properties fo:margin-left="0cm" fo:margin-right="0.635cm" fo:line-height="115%" fo:text-align="center" style:justify-single-word="false" fo:text-indent="0cm" style:auto-text-indent="false" fo:padding="0cm" fo:border="none"/>
      <style:text-properties fo:color="#4f81bd" style:font-name="Calibri" fo:language="es" fo:country="ES"/>
    </style:style>
    <style:style style:name="P2" style:family="paragraph" style:parent-style-name="Header">
      <style:paragraph-properties fo:line-height="115%" fo:text-align="center" style:justify-single-word="false" fo:padding="0cm" fo:border="none"/>
      <style:text-properties style:font-name="Cambria"/>
    </style:style>
    <style:style style:name="P3" style:family="paragraph" style:parent-style-name="Footer">
      <style:text-properties fo:language="es" fo:country="ES" style:language-asian="zxx" style:country-asian="non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color="#8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800000" fo:font-weight="bold" style:font-weight-asian="bold"/>
    </style:style>
    <style:style style:name="P8" style:family="paragraph" style:parent-style-name="Standard">
      <style:paragraph-properties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language="es" fo:country="ES" style:language-asian="es" style:country-asian="ES" style:font-name-complex="Helvetica"/>
    </style:style>
    <style:style style:name="P9" style:family="paragraph" style:parent-style-name="Standard">
      <style:text-properties fo:language="es" fo:country="ES" style:language-asian="es" style:country-asian="ES"/>
    </style:style>
    <style:style style:name="P10" style:family="paragraph" style:parent-style-name="Standard">
      <style:text-properties fo:color="#ffffff" style:font-name="Arial" fo:font-size="20pt" fo:font-weight="bold" style:letter-kerning="true" style:font-size-asian="20pt" style:font-weight-asian="bold" style:font-name-complex="Arial" style:font-size-complex="16pt" style:font-weight-complex="bold"/>
    </style:style>
    <style:style style:name="P11" style:family="paragraph" style:parent-style-name="Standard">
      <style:text-properties fo:font-size="12pt" fo:language="es" fo:country="ES" style:font-size-asian="12pt" style:language-asian="es" style:country-asian="ES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c0c0c0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break-before="page"/>
      <style:text-properties fo:color="#1f497d"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paragraph-properties fo:break-before="page"/>
      <style:text-properties fo:language="es" fo:country="ES" style:language-asian="es" style:country-asian="ES"/>
    </style:style>
    <style:style style:name="P16" style:family="paragraph" style:parent-style-name="Standard">
      <style:paragraph-properties fo:margin-top="0cm" fo:margin-bottom="0.494cm"/>
    </style:style>
    <style:style style:name="P17" style:family="paragraph" style:parent-style-name="Standard">
      <style:paragraph-properties fo:background-color="#1f497d">
        <style:background-image/>
      </style:paragraph-properties>
      <style:text-properties fo:color="#ffffff" style:font-name="Arial" fo:font-size="20pt" fo:font-weight="bold" style:letter-kerning="true" style:font-size-asian="20pt" style:font-weight-asian="bold" style:font-name-complex="Arial" style:font-size-complex="16pt" style:font-weight-complex="bold"/>
    </style:style>
    <style:style style:name="P18" style:family="paragraph" style:parent-style-name="Standard">
      <style:paragraph-properties fo:margin-left="0cm" fo:margin-right="0cm" fo:text-indent="1.27cm" style:auto-text-indent="false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fo:language="es" fo:country="ES" fo:font-weight="bold" style:language-asian="es" style:country-asian="ES" style:font-weight-asian="bold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fo:language="es" fo:country="ES" style:language-asian="es" style:country-asian="ES"/>
    </style:style>
    <style:style style:name="P21" style:family="paragraph" style:parent-style-name="Standard">
      <style:paragraph-properties fo:margin-left="1.27cm" fo:margin-right="0cm" fo:text-indent="0cm" style:auto-text-indent="false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Heading_20_1">
      <style:text-properties fo:language="es" fo:country="ES" style:language-asian="es" style:country-asian="ES"/>
    </style:style>
    <style:style style:name="P24" style:family="paragraph" style:parent-style-name="Heading_20_2">
      <style:paragraph-properties fo:margin-top="0.423cm" fo:margin-bottom="0.494cm"/>
    </style:style>
    <style:style style:name="P25" style:family="paragraph" style:parent-style-name="Heading_20_3">
      <style:paragraph-properties fo:margin-top="0.423cm" fo:margin-bottom="0.494cm"/>
    </style:style>
    <style:style style:name="P26" style:family="paragraph" style:parent-style-name="Heading_20_3">
      <style:paragraph-properties fo:margin-top="0.423cm" fo:margin-bottom="0.494cm" style:snap-to-layout-grid="false"/>
    </style:style>
    <style:style style:name="P27" style:family="paragraph" style:parent-style-name="Heading_20_3">
      <style:paragraph-properties fo:margin-top="0.423cm" fo:margin-bottom="0cm" style:snap-to-layout-grid="false"/>
    </style:style>
    <style:style style:name="P28" style:family="paragraph" style:parent-style-name="plan_20_de_20_empresas">
      <style:paragraph-properties fo:background-color="#1f497d" fo:padding-left="0cm" fo:padding-right="0cm" fo:padding-top="0cm" fo:padding-bottom="0.035cm" fo:border-left="none" fo:border-right="none" fo:border-top="none" fo:border-bottom="0.018cm solid #c0c0c0">
        <style:background-image/>
      </style:paragraph-properties>
      <style:text-properties fo:color="#ffffff"/>
    </style:style>
    <style:style style:name="P29" style:family="paragraph" style:parent-style-name="Párrafo_20_de_20_lista" style:list-style-name="WW8Num3">
      <style:text-properties fo:language="es" fo:country="ES" style:language-asian="es" style:country-asian="ES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es" style:country-asian="ES"/>
    </style:style>
    <style:style style:name="T3" style:family="text">
      <style:text-properties fo:language="es" fo:country="ES" fo:font-weight="bold" style:language-asian="es" style:country-asian="ES" style:font-weight-asian="bold"/>
    </style:style>
    <style:style style:name="T4" style:family="text">
      <style:text-properties fo:font-style="italic" style:font-style-asian="italic"/>
    </style:style>
    <style:style style:name="T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9356.16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h text:style-name="plan_20_de_20_empresas" text:outline-level="1" text:is-list-header="true">Estudo de <text:span text:style-name="T1">m</text:span>ercado <text:span text:style-name="T1">e</text:span> <text:span text:style-name="T1">p</text:span>lan de <text:span text:style-name="T1">má</text:span>rketing</text:h>
      <text:p text:style-name="P12"/>
      <text:p text:style-name="Standard"/>
      <text:p text:style-name="Standard"/>
      <text:p text:style-name="Heading_20_1">Datos identificativos <text:span text:style-name="T1">do</text:span> <text:span text:style-name="T1">proxecto</text:span></text:p>
      <text:h text:style-name="P24" text:outline-level="2">Nome <text:span text:style-name="T1">e</text:span> apelidos <text:span text:style-name="T1">do</text:span> alumno o<text:span text:style-name="T1">u</text:span> alumna</text:h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/>
            <text:p text:style-name="P6"/>
          </table:table-cell>
        </table:table-row>
      </table:table>
      <text:h text:style-name="Heading_20_2" text:outline-level="2"/>
      <text:h text:style-name="Heading_20_2" text:outline-level="2"/>
      <text:h text:style-name="Heading_20_2" text:outline-level="2">Breve descrición <text:span text:style-name="T1">do</text:span> <text:span text:style-name="T1">proxecto</text:span></text:h>
      <text:p text:style-name="Standard">(Ten como finalidad<text:span text:style-name="T1">e</text:span> recordar<text:span text:style-name="T1">lle</text:span> <text:span text:style-name="T1">ao</text:span> <text:span text:style-name="T1">titor</text:span> o<text:span text:style-name="T1">u</text:span> <text:span text:style-name="T1">titora</text:span> as referencias básicas <text:span text:style-name="T1">do</text:span> <text:span text:style-name="T1">proxecto:</text:span> idea de negocio, nome da empresa…) </text:p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26" text:outline-level="3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h text:style-name="P25" text:outline-level="3"/>
      <text:p text:style-name="P13"/>
      <text:h text:style-name="P28" text:outline-level="1" text:is-list-header="true">1. Diagnóstico da situación inicial</text:h>
      <text:h text:style-name="P25" text:outline-level="3"/>
      <text:p text:style-name="Heading_20_1">Caracterización <text:span text:style-name="T1">x</text:span>eral <text:span text:style-name="T1">do</text:span> sector de actividad<text:span text:style-name="T1">e</text:span> </text:p>
      <text:p text:style-name="Standard"/>
      <text:p text:style-name="P8"><draw:frame draw:style-name="fr2" draw:name="Marco1" text:anchor-type="paragraph" svg:x="2.993cm" svg:y="0.286cm" svg:width="16.215cm" draw:z-index="0"><draw:text-box fo:min-height="0.37cm"><table:table table:name="Tabla3" table:style-name="Tabla3"><table:table-column table:style-name="Tabla3.A"/><table:table-column table:style-name="Tabla3.B"/><table:table-row table:style-name="Tabla3.1"><table:table-cell table:style-name="Tabla3.A1" table:number-columns-spanned="2" office:value-type="string"><text:h text:style-name="P27" text:outline-level="3">Código <text:span text:style-name="T1">e</text:span> literal de CNAE correspondente <text:span text:style-name="T1">á</text:span> actividad<text:span text:style-name="T1">e</text:span> </text:h></table:table-cell><table:covered-table-cell/></table:table-row><table:table-row table:style-name="Tabla3.2"><table:table-cell table:style-name="Tabla3.A2" office:value-type="string"><text:h text:style-name="P27" text:outline-level="3"/></table:table-cell><table:table-cell table:style-name="Tabla3.B2" office:value-type="string"><text:h text:style-name="P27" text:outline-level="3"/></table:table-cell></table:table-row></table:table></draw:text-box></draw:frame> </text:p>
      <text:p text:style-name="P9">Interesa coñecer como está evolucionando o sector. <text:s/>Nesta fase tomaremos como referencia o mercado global, posto que a nosa empresa probablemente terá un carácter local, non debemos ir máis alá do ámbito nacional. En concreto haberá que caracterizalo en canto a: tamaño, taxa de crecemento, tipoloxía de empresas, momento do ciclo de vida do mercado, tipo de competencia, existencia de empresas líderes ou de barreiras de entrada e calquera outro dato de interese.</text:p>
      <text:p text:style-name="P9"/>
      <text:p text:style-name="P9"/>
      <text:p text:style-name="P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P5"/>
      <text:p text:style-name="Standard"/>
      <text:p text:style-name="Heading_20_1"><text:soft-page-break/>Consumidores</text:p>
      <text:p text:style-name="Standard"/>
      <text:p text:style-name="Standard">Definir el segmento de mercado al que se dirige la empresa, su «<text:span text:style-name="T4">target group</text:span>» y las razones que motivan el consumo. </text:p>
      <text:p text:style-name="Standard">Identificación de <text:span text:style-name="T1">quen</text:span> <text:span text:style-name="T1">intervén</text:span> <text:span text:style-name="T1">o</text:span> proceso de compra: <text:span text:style-name="T1">p</text:span>rescritores, influenciadores etc.</text:p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Heading_20_1"><text:span text:style-name="T1">A</text:span> demanda</text:p>
      <text:p text:style-name="Standard"/>
      <text:p text:style-name="Standard"><text:span text:style-name="T1">Trátase</text:span> de cuantificar a demanda en <text:span text:style-name="T1">termos</text:span> <text:span text:style-name="T1">globais</text:span> (unidades consumidas <text:span text:style-name="T1">e</text:span>/o<text:span text:style-name="T1">u</text:span> cifra de <text:span text:style-name="T1">vendas)</text:span> <text:span text:style-name="T1">polo</text:span> <text:span text:style-name="T1">noso</text:span> mercado de referencia<text:span text:style-name="Footnote_20_Symbol"><text:note text:id="ftn1" text:note-class="footnote"><text:note-citation>1</text:note-citation><text:note-body><text:p text:style-name="Footnote"><text:s/><text:span text:style-name="T1">O</text:span> mercado de referencia <text:span text:style-name="T1">é</text:span> <text:span text:style-name="T1">o</text:span> <text:span text:style-name="T1">conxunto</text:span> de individuos que <text:span text:style-name="T1">consomen</text:span> <text:span text:style-name="T1">o</text:span> produto, <text:span text:style-name="T1">o</text:span> mercado real o<text:span text:style-name="T1">u</text:span> actual.</text:p><text:p text:style-name="Footnote"/><text:p text:style-name="Footnote"/></text:note-body></text:note></text:span>. <text:span text:style-name="T1">Tráase</text:span> de <text:span text:style-name="T1">tomarlle</text:span> <text:span text:style-name="T1">o</text:span> pulso <text:span text:style-name="T1">ao</text:span> consumo. <text:span text:style-name="T1">É</text:span> importante determinar tanto <text:span text:style-name="T1">o</text:span> mercado real como <text:span text:style-name="T1">o</text:span> potencial, a <text:span text:style-name="T1">diferenza</text:span> entre ambas <text:span text:style-name="T1">as </text:span>magnitudes <text:span text:style-name="T1">infórmanos</text:span> <text:span text:style-name="T1">do o</text:span>co de mercado <text:span text:style-name="T1">dispoñible.</text:span></text:p>
      <text:p text:style-name="Standard"/>
      <text:p text:style-name="Standard"><text:span text:style-name="T1">É</text:span> posible que no<text:span text:style-name="T1">n</text:span> <text:span text:style-name="T1">dispoñas</text:span> de toda a información para <text:span text:style-name="T1">o teu</text:span> ámbito de actuación <text:span text:style-name="T1">x</text:span>eográfica, nese caso <text:span text:style-name="T1">podes</text:span> extrapolar os datos obtidos de ámbitos territoriales <text:span text:style-name="T1">máis</text:span> amplos. Sempre <text:span text:style-name="T1">é</text:span> importante <text:span text:style-name="T1">coñecer</text:span> <text:span text:style-name="T1">que</text:span> está sucedendo <text:span text:style-name="T1">no contorno</text:span> <text:span text:style-name="T1">x</text:span>eral, que <text:span text:style-name="T1">pode</text:span> estar marcando <text:span text:style-name="T1">unha</text:span> tendencia que tarde o<text:span text:style-name="T1">u cedo</text:span> nos afectará.</text:p>
      <text:p text:style-name="Standard"/>
      <text:p text:style-name="Standard"/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Heading_20_1">Provedores e <text:span text:style-name="T1">i</text:span>ntermediarios</text:p>
      <text:p text:style-name="Standard"><text:span text:style-name="T1">Sinala</text:span> as características <text:span text:style-name="T1">máis</text:span> relevantes <text:span text:style-name="T1">destes</text:span> <text:span text:style-name="T1">axentes</text:span> <text:span text:style-name="T1">do</text:span> mercado para <text:span text:style-name="T1">o teu</text:span> negocio <text:span text:style-name="T1">segundo </text:span>o que <text:span text:style-name="T1">comentamos </text:span>na <text:span text:style-name="T1">u</text:span>nidad<text:span text:style-name="T1">e</text:span> d<text:span text:style-name="T1">idáctica.</text:span></text:p>
      <text:p text:style-name="Standard"/>
      <text:p text:style-name="Standard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Heading_20_1"><text:soft-page-break/>Competencia</text:p>
      <text:p text:style-name="Standard"/>
      <text:p text:style-name="Standard"><text:span text:style-name="T1">É</text:span> posible que penses que ter competencia <text:span text:style-name="T1">é</text:span> <text:span text:style-name="T1">unha</text:span> <text:span text:style-name="T1">desventaxe,</text:span> pero <text:span text:style-name="T1">se</text:span> sabes <text:span text:style-name="T1">sacarlle</text:span> <text:span text:style-name="T1">proveito</text:span>, ter competencia <text:span text:style-name="T1">librarate</text:span> de cometer <text:span text:style-name="T1">moitos</text:span> erros. Identifica <text:span text:style-name="T1">a túa</text:span> competencia, <text:span text:style-name="T1">estúdaa </text:span>para aprender dela, para identificar <text:span text:style-name="T1">os seus</text:span> puntos débiles <text:span text:style-name="T1">e</text:span> superala. Resume neste apartado a información que <text:span text:style-name="T1">poidas</text:span> localizar sobre <text:span text:style-name="T1">a túa</text:span> competencia directa: <text:span text:style-name="T1">n</text:span>ome, <text:span text:style-name="T1">localiz</text:span>ación, <text:span text:style-name="T1">servizos</text:span> prestados, <text:span text:style-name="T1">prezos,</text:span> tamaño, <text:span text:style-name="T1">vantaxes</text:span> competitivas, debilidades etc.</text:p>
      <text:p text:style-name="Standard"/>
      <text:p text:style-name="Standard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Heading_20_1"><text:span text:style-name="T1">Conclusións</text:span>: diagnóstico da situación inicial</text:p>
      <text:p text:style-name="Standard"/>
      <text:p text:style-name="Standard">Realiza <text:span text:style-name="T1">unha</text:span> valoración da información <text:span text:style-name="T1">recollida.</text:span> </text:p>
      <text:p text:style-name="Standard"/>
      <text:p text:style-name="Standard"/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Heading_20_1">Referencias <text:span text:style-name="T1">ao</text:span> material consultado para a realización <text:span text:style-name="T1">do</text:span> apartado</text:p>
      <text:p text:style-name="Standard"/>
      <text:p text:style-name="Standard">No<text:span text:style-name="T1">n</text:span> te <text:span text:style-name="T1">esquezas</text:span> de incluir as <text:span text:style-name="T1">fontes</text:span> de información que <text:span text:style-name="T1">utilizaches</text:span> como notas <text:span text:style-name="T1">ao</text:span> final <text:span text:style-name="T1">do</text:span> documento. <text:span text:style-name="T1">Se</text:span> se trata de documentos publicados en <text:span text:style-name="T1">i</text:span>nternet, por favor <text:span text:style-name="T1">inclúe</text:span> <text:span text:style-name="T1">o</text:span> enlace.</text:p>
      <text:p text:style-name="Standard"/>
      <text:p text:style-name="P16"/>
      <text:p text:style-name="Standard"/>
      <text:p text:style-name="P14"/>
      <text:p text:style-name="P17">2. Definición da misión <text:span text:style-name="T1">e</text:span> <text:span text:style-name="T1">establecemento</text:span> de <text:span text:style-name="T1">obxectivos</text:span></text:p>
      <text:p text:style-name="P10"/>
      <text:p text:style-name="Heading_20_1">Misión</text:p>
      <text:p text:style-name="Standard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Heading_20_1"/>
      <text:p text:style-name="Heading_20_1"><text:span text:style-name="T1">Obxectivos</text:span> </text:p>
      <text:p text:style-name="Standard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Standard"/>
      <text:p text:style-name="P13"/>
      <text:p text:style-name="Standard"/>
      <text:p text:style-name="P17">3. <text:span text:style-name="T1">Estratexias</text:span> de <text:span text:style-name="T1">má</text:span>rketing <text:span text:style-name="T1">m</text:span>ix</text:p>
      <text:p text:style-name="P16"><text:s/><text:line-break/></text:p>
      <text:p text:style-name="Heading_20_1"><text:span text:style-name="T1">O</text:span> produto</text:p>
      <text:list xml:id="list1201769524572857414" text:style-name="WW8Num3">
        <text:list-item>
          <text:p text:style-name="P29">Descrición dos tres niveis de deseño do produto: </text:p>
        </text:list-item>
      </text:list>
      <text:p text:style-name="P19">Básico</text:p>
      <text:p text:style-name="P21"><text:span text:style-name="T3">Real</text:span><text:span text:style-name="T2">: deseño, calidade, marca, logo, envase, etiquetaxe. Se o que ofreces é un servizo, substitúe os apartados referidos ao envase por todo o que ten que ver coa presentación do servizo: decoración, uniformes etc.</text:span></text:p>
      <text:p text:style-name="P18"><text:span text:style-name="T3">Aumentado</text:span><text:span text:style-name="T2">: servizos de apoio e vantaxes asociadas ao consumo.</text:span></text:p>
      <text:p text:style-name="P9"/>
      <text:list xml:id="list28331743" text:continue-numbering="true" text:style-name="WW8Num3">
        <text:list-item>
          <text:p text:style-name="P29">Etapa do ciclo de vida na que se encontra o produto e estratexia que se vai seguir.</text:p>
        </text:list-item>
      </text:list>
      <text:p text:style-name="P9"/>
      <text:p text:style-name="P20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P11"/>
      <text:p text:style-name="P23">O prezo</text:p>
      <text:p text:style-name="P9">Aínda que de momento non tes información respecto dos teus custos se que te podes fixar unha estratexia para seguir (revisa o documento sobre os distintos métodos de establecemento de prezos). Investiga os prezos da competencia para telos como referencia. Xustifica a túa resposta.</text:p>
      <text:p text:style-name="P9"/>
      <table:table table:name="Tabla13" table:style-name="Tabla13">
        <table:table-column table:style-name="Tabla13.A"/>
        <text:soft-page-break/>
        <table:table-row table:style-name="Tabla13.1">
          <table:table-cell table:style-name="Tabla13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P9"/>
      <text:p text:style-name="P9"/>
      <text:p text:style-name="P23">Distribución</text:p>
      <text:p text:style-name="P9"/>
      <text:p text:style-name="P9">Selecciona as canles de distribución e o tipo de distribución que vas realizar (intensiva, selectiva ou exclusiva). É importante tamén que definas a localización, especialmente se se trata dun servizo. Se te animas podes incluír un mapa coa localización da túa empresa. <text:s/>Razoa todas as túas decisións.</text:p>
      <text:p text:style-name="P9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P9"/>
      <text:p text:style-name="P9"/>
      <text:p text:style-name="P15"/>
      <text:p text:style-name="P23">Comunicación</text:p>
      <text:p text:style-name="Standard">Revisa as <text:span text:style-name="T1">dúas</text:span> presentaciones que se <text:span text:style-name="T1">inclúen</text:span> <text:span text:style-name="T1">nesta</text:span> epígrafe da unidad<text:span text:style-name="T1">e</text:span> de <text:span text:style-name="T1">traballo.</text:span></text:p>
      <text:p text:style-name="Standard">Tes que <text:span text:style-name="T1">i</text:span>dentificar a audiencia <text:span text:style-name="T1">obxectivo,</text:span> os <text:span text:style-name="T1">obxectivos</text:span> da campaña, <text:span text:style-name="T1">a</text:span> <text:span text:style-name="T1">mensaxe,</text:span> os medios o<text:span text:style-name="T1">u</text:span> canles <text:span text:style-name="T1">e</text:span> as <text:span text:style-name="T1">f</text:span>erramentas. </text:p>
      <text:p text:style-name="Standard"/>
      <text:p text:style-name="Standard"><text:span text:style-name="T1">Á</text:span> hora de seleccionar os medios ten en <text:span text:style-name="T1">conta</text:span> tanto <text:span text:style-name="T1">o teu</text:span> ámbito <text:span text:style-name="T1">x</text:span>eográfico como <text:span text:style-name="T1">o</text:span>s costumes <text:span text:style-name="T1">dos</text:span> <text:span text:style-name="T1">teus</text:span> clientes. </text:p>
      <text:p text:style-name="Standard"/>
      <text:p text:style-name="Standard"/>
      <text:p text:style-name="P9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"/>
            <text:p text:style-name="Standard">(Utiliza todo <text:span text:style-name="T1">o</text:span> <text:span text:style-name="T1">espaz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P17">4. <text:span text:style-name="T1">Presuposto</text:span></text:p>
      <text:p text:style-name="P11"/>
      <text:p text:style-name="P9">Terás que investigar un pouco máis para resolver este apartado. Internet pódeche resultar de grande axuda.</text:p>
      <text:p text:style-name="P9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4"/>
            <text:p text:style-name="Standard">(Utiliza todo <text:span text:style-name="T1">o</text:span> <text:span text:style-name="T1">espazo</text:span> que necesites. Borra <text:span text:style-name="T1">esta</text:span> <text:span text:style-name="T1">mensaxe)</text:span></text:p>
            <text:p text:style-name="Standard"/>
            <text:p text:style-name="Standard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" svg:font-family="Calibri" style:font-pitch="variable"/>
    <style:font-face style:name="Cambria" svg:font-family="Cambria" style:font-pitch="variable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fo:color="#1f497d"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 fo:text-align="end" style:justify-single-word="false"/>
    </style:style>
    <style:style style:name="Footer" style:family="paragraph" style:parent-style-name="Standard" style:class="extra"/>
    <style:style style:name="Sin_20_espaciado" style:display-name="Sin espaciado" style:family="paragraph">
      <style:paragraph-properties fo:line-height="150%"/>
      <style:text-properties style:use-window-font-color="true" style:font-name="Cambria" fo:font-size="11pt" fo:language="es" fo:country="ES" style:font-name-asian="Arial" style:font-size-asian="11pt" style:font-name-complex="Times New Roman" style:font-size-complex="11pt" style:language-complex="ar" style:country-complex="SA"/>
    </style:style>
    <style:style style:name="plan_20_de_20_empresas" style:display-name="plan de empresas" style:family="paragraph" style:parent-style-name="Heading_20_1" style:next-style-name="Standard" style:default-outline-level="1">
      <style:text-properties fo:font-size="20pt" style:font-size-asian="20pt"/>
    </style:style>
    <style:style style:name="Footnote" style:family="paragraph" style:parent-style-name="Standard" style:class="extra"/>
    <style:style style:name="Párrafo_20_de_20_lista" style:display-name="Párrafo de lista" style:family="paragraph" style:parent-style-name="Standard">
      <style:paragraph-properties fo:margin="100%" fo:margin-left="1.27cm" fo:margin-right="0cm" fo:text-indent="0cm" style:auto-text-indent="false"/>
    </style:style>
    <style:style style:name="Estilo1" style:family="paragraph" style:parent-style-name="Standard">
      <style:text-properties fo:color="#1f497d"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o_20_de_20_globo" style:display-name="Texto de globo" style:family="paragraph" style:parent-style-name="Standard">
      <style:text-properties style:font-name="Lucida Grande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ru" fo:country="RU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fo:language="ru" fo:country="RU" style:font-size-asian="12pt" style:font-size-complex="12pt"/>
    </style:style>
    <style:style style:name="Sin_20_espaciado_20_Car" style:display-name="Sin espaciado Car" style:family="text" style:parent-style-name="Fuente_20_de_20_párrafo_20_predeter.">
      <style:text-properties style:font-name="Cambria" fo:font-size="11pt" fo:language="es" fo:country="ES" style:font-size-asian="11pt" style:font-size-complex="11pt" style:language-complex="ar" style:country-complex="SA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 style:parent-style-name="Fuente_20_de_20_párrafo_20_predeter.">
      <style:text-properties fo:font-size="12pt" fo:language="ru" fo:country="RU" style:font-size-asian="12pt" style:font-size-complex="12pt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Texto_20_de_20_globo_20_Car" style:display-name="Texto de globo Car" style:family="text" style:parent-style-name="Fuente_20_de_20_párrafo_20_predeter.">
      <style:text-properties style:font-name="Lucida Grande" fo:font-size="9pt" fo:language="ru" fo:country="RU" style:font-size-asian="9pt" style:font-size-complex="9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363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633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903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173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443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713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983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253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52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line-height="115%" fo:text-align="center" style:justify-single-word="false" fo:text-indent="0cm" style:auto-text-indent="false" fo:padding="0cm" fo:border="none"/>
      <style:text-properties fo:color="#4f81bd" style:font-name="Calibri" fo:language="es" fo:country="ES"/>
    </style:style>
    <style:style style:name="MP2" style:family="paragraph" style:parent-style-name="Header">
      <style:paragraph-properties fo:line-height="115%" fo:text-align="center" style:justify-single-word="false" fo:padding="0cm" fo:border="none"/>
      <style:text-properties style:font-name="Cambria"/>
    </style:style>
    <style:style style:name="MP3" style:family="paragraph" style:parent-style-name="Footer">
      <style:text-properties fo:language="es" fo:country="ES" style:language-asian="zxx" style:country-asian="non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9356.164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692cm" fo:margin-left="3cm" fo:margin-right="2.337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2.33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Marco2" text:anchor-type="paragraph" svg:y="0.002cm" fo:min-width="0.041cm" draw:z-index="13"><draw:text-box fo:min-height="0.37cm"><text:p text:style-name="Header"><text:span text:style-name="Page_20_Number"><text:page-number text:select-page="current">11</text:page-number></text:span></text:p></draw:text-box></draw:frame>Estudo de mercado e plan de márketing</text:p>
        <text:p text:style-name="MP2"/>
        <text:p text:style-name="Header"/>
      </style:header>
      <style:footer>
        <text:p text:style-name="MP3"><draw:frame draw:style-name="Mfr2" draw:name="Imagen 1" text:anchor-type="as-char" svg:width="15.577cm" svg:height="1.974cm" draw:z-index="11"><draw:image xlink:href="Pictures/10000201000003980000007426CC01E5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rdes Barroso</meta:initial-creator>
    <meta:creation-date>2009-08-14T19:27:00</meta:creation-date>
    <dc:date>2014-10-28T08:18:05.20</dc:date>
    <meta:print-date>2009-07-18T16:58:00</meta:print-date>
    <meta:editing-cycles>8</meta:editing-cycles>
    <meta:editing-duration>PT17M26S</meta:editing-duration>
    <meta:generator>OpenOffice/4.0.1$Win32 OpenOffice.org_project/401m5$Build-9714</meta:generator>
    <meta:document-statistic meta:table-count="16" meta:image-count="1" meta:object-count="0" meta:page-count="11" meta:paragraph-count="62" meta:word-count="799" meta:character-count="5097"/>
    <meta:user-defined meta:name="Información 1"/>
    <meta:user-defined meta:name="Información 2"/>
    <meta:user-defined meta:name="Información 3"/>
    <meta:user-defined meta:name="Información 4"/>
  </office:meta>
</office:document-meta>
</file>